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76fa3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853be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934d5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9e70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3b4cd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bc1020" officeooo:paragraph-rsid="00bc1020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西子</text:p>
      <text:p text:style-name="P2"/>
      <text:p text:style-name="P2">世人皆唱東坡詞</text:p>
      <text:p text:style-name="P2">無人知我歌中淚</text:p>
      <text:p text:style-name="P2">胭脂淚痕君不見</text:p>
      <text:p text:style-name="P2">肚藏淚酒君不知</text:p>
      <text:p text:style-name="P2">法律珠鍊人中鳳</text:p>
      <text:p text:style-name="P2">舞臺深處天牢夢</text:p>
      <text:p text:style-name="P2">鍍金屠門千豬過</text:p>
      <text:p text:style-name="P2">三寸魷魚萬人舔</text:p>
      <text:p text:style-name="P2">君入西子渡津口</text:p>
      <text:p text:style-name="P2">她閱君腦千秋雪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0T17:01:44.367768526</dc:date>
    <meta:editing-duration>PT4H3M48S</meta:editing-duration>
    <meta:editing-cycles>164</meta:editing-cycles>
    <meta:document-statistic meta:table-count="0" meta:image-count="0" meta:object-count="0" meta:page-count="1" meta:paragraph-count="11" meta:word-count="72" meta:character-count="72" meta:non-whitespace-character-count="72"/>
  </office:meta>
</office:document-meta>
</file>